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9100000091133BD01A.png" manifest:media-type=""/>
  <manifest:file-entry manifest:full-path="Pictures/10000201000003E8000003E855A1277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155cm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rofedaFont" style:font-pitch="variable"/>
    </style:style>
    <style:style style:name="P3" style:family="paragraph">
      <style:paragraph-properties fo:text-align="center"/>
      <style:text-properties fo:font-family="ProfedaFont" style:font-pitch="variable" fo:font-size="10pt" style:font-size-asian="10pt" style:font-size-complex="10pt"/>
    </style:style>
    <style:style style:name="T1" style:family="text">
      <style:text-properties fo:font-family="ProfedaFont" style:font-pitch="variable" fo:font-size="14pt" style:font-size-asian="14pt" style:font-size-complex="14pt"/>
    </style:style>
    <style:style style:name="T2" style:family="text">
      <style:text-properties fo:font-family="ProfedaFont" style:font-pitch="variable"/>
    </style:style>
    <style:style style:name="T3" style:family="text">
      <style:text-properties fo:font-family="ProfedaFont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69cm" svg:height="3.27cm" svg:x="6.731cm" svg:y="1.006cm">
          <draw:image xlink:href="Pictures/10000201000003E8000003E855A1277C.png" xlink:type="simple" xlink:show="embed" xlink:actuate="onLoad">
            <text:p/>
          </draw:image>
          <svg:title>Profeda</svg:title>
        </draw:frame>
        <draw:frame draw:style-name="gr2" draw:text-style-name="P2" draw:layer="layout" svg:width="4.699cm" svg:height="2.405cm" svg:x="2.921cm" svg:y="1.281cm">
          <draw:text-box>
            <text:p text:style-name="P1"><text:span text:style-name="T1">-COURSE_TYPE-</text:span></text:p>
            <text:p text:style-name="P1"><text:span text:style-name="T2">Mention</text:span></text:p>
            <text:p text:style-name="P1"><text:span text:style-name="T1">-MENTION-</text:span></text:p>
          </draw:text-box>
        </draw:frame>
        <draw:frame draw:style-name="gr3" draw:text-style-name="P3" draw:layer="layout" svg:width="9.779cm" svg:height="0.674cm" svg:x="0.127cm" svg:y="4.21cm">
          <draw:text-box>
            <text:p text:style-name="P1"><text:span text:style-name="T3">-URL_LABEL-</text:span></text:p>
          </draw:text-box>
        </draw:frame>
        <draw:frame draw:style-name="gr1" draw:text-style-name="P1" draw:layer="layout" svg:width="2.872cm" svg:height="2.872cm" svg:x="0.303cm" svg:y="1.272cm">
          <draw:image xlink:href="Pictures/100002010000009100000091133BD01A.png" xlink:type="simple" xlink:show="embed" xlink:actuate="onLoad">
            <text:p/>
          </draw:image>
          <svg:title>QRcode</svg:title>
        </draw:frame>
        <draw:frame draw:style-name="gr3" draw:text-style-name="P3" draw:layer="layout" svg:width="9.779cm" svg:height="0.674cm" svg:x="0.127cm" svg:y="0.315cm">
          <draw:text-box>
            <text:p text:style-name="P1"><text:span text:style-name="T3">-NAME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4T02:11:10</meta:creation-date>
    <dc:date>2013-06-18T21:33:59</dc:date>
    <meta:editing-duration>PT1H2M35S</meta:editing-duration>
    <meta:editing-cycles>12</meta:editing-cycles>
    <meta:generator>LibreOffice/3.6$MacOSX_x86 LibreOffice_project/e29a214-2bbed72-0621de6-a97528c-8f066d</meta:generator>
    <meta:document-statistic meta:object-count="5"/>
  </office:meta>
</office:document-meta>
</file>